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5cm"/>
    </style:style>
    <style:style style:name="gr2" style:family="graphic" style:parent-style-name="standard">
      <style:graphic-properties draw:stroke="none" svg:stroke-color="#000000" draw:fill="none" draw:fill-color="#ffffff" fo:min-height="3.05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gr4" style:family="graphic" style:parent-style-name="standard">
      <style:graphic-properties draw:textarea-horizontal-align="justify" draw:textarea-vertical-align="middle" draw:auto-grow-height="false" fo:min-height="1.85cm" fo:min-width="12.5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4.55cm" fo:min-width="10.3cm"/>
    </style:style>
    <style:style style:name="gr7" style:family="graphic" style:parent-style-name="standard">
      <style:graphic-properties draw:textarea-horizontal-align="justify" draw:textarea-vertical-align="middle" draw:auto-grow-height="false" fo:min-height="1.05cm" fo:min-width="14.8cm"/>
    </style:style>
    <style:style style:name="P1" style:family="paragraph">
      <style:text-properties fo:font-size="32pt" fo:font-weight="bold" style:font-size-asian="32pt" style:font-weight-asian="bold" style:font-size-complex="32pt" style:font-weight-complex="bold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19cm" svg:height="1.7cm" svg:x="1cm" svg:y="1cm">
          <draw:text-box>
            <text:p text:style-name="P1"><text:span text:style-name="T1">The New Assessment Structure</text:span></text:p>
          </draw:text-box>
        </draw:frame>
        <draw:frame draw:style-name="gr2" xml:id="id4" draw:id="id4" draw:layer="layout" svg:width="7.6cm" svg:height="3.3cm" svg:x="1cm" svg:y="3.6cm">
          <draw:text-box>
            <text:p>1. The Practical Exercise</text:p>
            <text:p>2. AS Theory Exam</text:p>
            <text:p>3. A2 Theory Exam</text:p>
            <text:p>4. The Project</text:p>
          </draw:text-box>
        </draw:frame>
        <draw:frame draw:style-name="gr3" draw:text-style-name="P2" xml:id="id6" draw:id="id6" draw:layer="layout" svg:width="5.4cm" svg:height="1.1cm" svg:x="1cm" svg:y="7.1cm">
          <draw:text-box>
            <text:p text:style-name="P2"><text:span text:style-name="T2">More Information</text:span></text:p>
          </draw:text-box>
        </draw:frame>
        <draw:custom-shape draw:style-name="gr4" draw:text-style-name="P3" xml:id="id1" draw:id="id1" draw:layer="layout" svg:width="13cm" svg:height="2.1cm" svg:x="7cm" svg:y="9.1cm">
          <text:p text:style-name="P3">&lt;body&gt;</text:p>
          <text:p text:style-name="P3"><text:s text:c="8"/>&lt;h1&gt;The New Assessment Structure&lt;/h1&gt;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draw:line-skew="-3.1cm" svg:x1="13.5cm" svg:y1="9.1cm" svg:x2="10.5cm" svg:y2="2.7cm" draw:start-shape="id1" draw:start-glue-point="4" draw:end-shape="id2" draw:end-glue-point="2" svg:d="M13500 9100v-6300h-3000v-100" svg:viewBox="0 0 3001 6401">
          <text:p/>
        </draw:connector>
        <draw:custom-shape draw:style-name="gr6" draw:text-style-name="P3" xml:id="id3" draw:id="id3" draw:layer="layout" svg:width="10.8cm" svg:height="4.8cm" svg:x="8.8cm" svg:y="12cm">
          <text:p text:style-name="P3"/>
          <text:p text:style-name="P3"><text:s text:c="8"/>&lt;ol&gt;</text:p>
          <text:p text:style-name="P3"><text:s text:c="12"/>&lt;li&gt;The Practical Exercise&lt;/li&gt;</text:p>
          <text:p text:style-name="P3"><text:s text:c="12"/>&lt;li&gt;AS Theory Exam&lt;/li&gt;</text:p>
          <text:p text:style-name="P3"><text:s text:c="12"/>&lt;li&gt;A2 Theory Exam&lt;/li&gt;</text:p>
          <text:p text:style-name="P3"><text:s text:c="12"/>&lt;li&gt;The Project&lt;/li&gt;</text:p>
          <text:p text:style-name="P3"><text:s text:c="8"/>&lt;/ol&gt;</text:p>
          <text:p text:style-name="P3"><text:s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draw:line-skew="-2.499cm -0.95cm" svg:x1="8.8cm" svg:y1="14.4cm" svg:x2="8.6cm" svg:y2="5.25cm" draw:start-shape="id3" draw:start-glue-point="5" draw:end-shape="id4" draw:end-glue-point="1" svg:d="M8800 14400h-3000v-5900h3300v-3250h-500" svg:viewBox="0 0 3301 9151">
          <text:p/>
        </draw:connector>
        <draw:custom-shape draw:style-name="gr7" draw:text-style-name="P3" xml:id="id5" draw:id="id5" draw:layer="layout" svg:width="15.3cm" svg:height="1.3cm" svg:x="4.4cm" svg:y="17.9cm">
          <text:p text:style-name="P3"><text:s/>&lt;a href="www.aqa.org.uk"&gt;More Information&lt;/a&gt;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svg:x1="4.4cm" svg:y1="18.55cm" svg:x2="3.7cm" svg:y2="8.2cm" draw:start-shape="id5" draw:start-glue-point="5" draw:end-shape="id6" draw:end-glue-point="2" svg:d="M4400 18550h-700v-10350" svg:viewBox="0 0 701 103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5T19:51:54.320000000</meta:creation-date>
    <dc:date>2015-01-15T20:20:41.715000000</dc:date>
    <meta:editing-duration>PT12M47S</meta:editing-duration>
    <meta:editing-cycles>1</meta:editing-cycles>
    <meta:document-statistic meta:object-count="9"/>
    <meta:generator>LibreOffice/4.3.2.2$Windows_x86 LibreOffice_project/edfb5295ba211bd31ad47d0bad0118690f76407d</meta:generator>
  </office:meta>
</office:document-meta>
</file>